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none" draw:fill-color="#729fcf" draw:textarea-horizontal-align="justify" draw:textarea-vertical-align="middle" draw:auto-grow-height="false" fo:min-height="3.05cm" fo:min-width="4.7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fill="none" draw:fill-color="#729fcf" draw:textarea-horizontal-align="justify" draw:textarea-vertical-align="middle" draw:auto-grow-height="false" fo:min-height="2.946cm" fo:min-width="4.59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 style:list-style-name="L1">
      <style:graphic-properties svg:stroke-width="0.106cm" draw:marker-start-width="0.358cm" draw:marker-end-width="0.358cm" draw:fill="none" draw:fill-color="#729fcf" draw:textarea-horizontal-align="justify" draw:textarea-vertical-align="middle" draw:auto-grow-height="false" fo:min-height="2.946cm" fo:min-width="4.596cm" fo:padding-top="0.177cm" fo:padding-bottom="0.177cm" fo:padding-left="0.302cm" fo:padding-right="0.30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 style:list-style-name="L1">
      <style:graphic-properties svg:stroke-width="0.106cm" draw:marker-start-width="0.358cm" draw:marker-end-width="0.358cm" draw:fill="none" draw:fill-color="#729fcf" draw:textarea-horizontal-align="justify" draw:textarea-vertical-align="middle" draw:auto-grow-height="false" fo:min-height="2.946cm" fo:min-width="4.596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 style:list-style-name="L1">
      <style:graphic-properties svg:stroke-width="0.106cm" draw:marker-start-width="0.358cm" draw:marker-end-width="0.358cm" draw:fill="none" draw:fill-color="#729fcf" draw:textarea-horizontal-align="justify" draw:textarea-vertical-align="middle" draw:auto-grow-height="false" fo:min-height="2.946cm" fo:min-width="4.596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 style:list-style-name="L1">
      <style:graphic-properties svg:stroke-width="0.106cm" draw:marker-start-width="0.358cm" draw:marker-end-width="0.358cm" draw:fill="none" draw:fill-color="#729fcf" draw:textarea-horizontal-align="justify" draw:textarea-vertical-align="middle" draw:auto-grow-height="false" fo:min-height="2.946cm" fo:min-width="4.596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 style:list-style-name="L1">
      <style:graphic-properties svg:stroke-width="0.106cm" draw:marker-start-width="0.358cm" draw:marker-end-width="0.358cm" draw:fill="none" draw:fill-color="#729fcf" draw:textarea-horizontal-align="justify" draw:textarea-vertical-align="middle" draw:auto-grow-height="false" fo:min-height="2.946cm" fo:min-width="4.596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withoutfill">
      <style:graphic-properties draw:stroke="solid" draw:stroke-dash="Line_20_Style_20_9" svg:stroke-color="#81d41a"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color="#81d41a"/>
    </style:style>
    <style:style style:name="P8" style:family="paragraph">
      <loext:graphic-properties draw:fill="none" draw:fill-color="#ffffff"/>
      <style:text-properties fo:color="#81d41a"/>
    </style:style>
    <style:style style:name="T1" style:family="text">
      <style:text-properties fo:color="#81d41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1" draw:id="id1" draw:layer="layout" svg:width="5.2cm" svg:height="3.3cm" svg:x="12.4cm" svg:y="1.2cm">
          <text:p text:style-name="P1">Fenêtre </text:p>
          <text:p text:style-name="P2">principale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2cm" svg:height="3.3cm" svg:x="1.5cm" svg:y="6.9cm">
          <text:p text:style-name="P2">Création de</text:p>
          <text:p text:style-name="P2">fiche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2cm" svg:height="3.3cm" svg:x="8.4cm" svg:y="6.9cm">
          <text:p text:style-name="P2">Affichage de </text:p>
          <text:p text:style-name="P2">fiche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2cm" svg:height="3.3cm" svg:x="15cm" svg:y="6.9cm">
          <text:p text:style-name="P2">Recherche d’un</text:p>
          <text:p text:style-name="P2">Contact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5.2cm" svg:height="3.3cm" svg:x="21.9cm" svg:y="6.9cm">
          <text:p text:style-name="P1">Requêtes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2.4cm" svg:y1="2.85cm" svg:x2="4.1cm" svg:y2="6.9cm" draw:start-shape="id1" draw:start-glue-point="3" draw:end-shape="id2" draw:end-glue-point="0" svg:d="M12400 2850c-5534 0-8300 1350-8300 4050" svg:viewBox="0 0 8301 4051">
          <text:p text:style-name="P2"/>
        </draw:connector>
        <draw:connector draw:style-name="gr5" draw:text-style-name="P5" draw:layer="layout" draw:type="curve" svg:x1="15cm" svg:y1="4.5cm" svg:x2="11cm" svg:y2="6.9cm" draw:start-shape="id1" draw:start-glue-point="2" draw:end-shape="id3" draw:end-glue-point="0" svg:d="M15000 4500c0 1800-4000 600-4000 2400" svg:viewBox="0 0 4001 2401">
          <text:p/>
        </draw:connector>
        <draw:connector draw:style-name="gr5" draw:text-style-name="P5" draw:layer="layout" draw:type="curve" svg:x1="15cm" svg:y1="4.5cm" svg:x2="17.6cm" svg:y2="6.9cm" draw:start-shape="id1" draw:start-glue-point="2" draw:end-shape="id4" svg:d="M15000 4500c0 1800 2600 600 2600 2400" svg:viewBox="0 0 2601 2401">
          <text:p/>
        </draw:connector>
        <draw:connector draw:style-name="gr5" draw:text-style-name="P5" draw:layer="layout" draw:type="curve" svg:x1="17.6cm" svg:y1="2.85cm" svg:x2="24.5cm" svg:y2="6.9cm" draw:start-shape="id1" draw:start-glue-point="1" draw:end-shape="id5" draw:end-glue-point="0" svg:d="M17600 2850c4600 0 6900 1350 6900 4050" svg:viewBox="0 0 6901 4051">
          <text:p/>
        </draw:connector>
        <draw:line draw:style-name="gr5" draw:text-style-name="P5" draw:layer="layout" svg:x1="1.9cm" svg:y1="0.6cm" svg:x2="4.2cm" svg:y2="0.6cm">
          <text:p/>
        </draw:line>
        <draw:frame draw:style-name="gr6" draw:text-style-name="P6" draw:layer="layout" svg:width="2.428cm" svg:height="0.962cm" svg:x="4.372cm" svg:y="0.2cm">
          <draw:text-box>
            <text:p>Affiche</text:p>
          </draw:text-box>
        </draw:frame>
        <draw:custom-shape draw:style-name="gr7" draw:text-style-name="P4" xml:id="id6" draw:id="id6" draw:layer="layout" svg:width="5.2cm" svg:height="3.3cm" svg:x="3.4cm" svg:y="12.3cm">
          <text:p text:style-name="P1">Affichage des</text:p>
          <text:p text:style-name="P1">interactions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5.2cm" svg:height="3.3cm" svg:x="9.8cm" svg:y="12.3cm">
          <text:p text:style-name="P1">Ajout d’une</text:p>
          <text:p text:style-name="P1">interactio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1cm" svg:y1="10.2cm" svg:x2="6cm" svg:y2="12.3cm" draw:start-shape="id3" draw:start-glue-point="2" draw:end-shape="id6" draw:end-glue-point="0" svg:d="M11000 10200c0 1575-5000 525-5000 2100" svg:viewBox="0 0 5001 2101">
          <text:p/>
        </draw:connector>
        <draw:connector draw:style-name="gr5" draw:text-style-name="P5" draw:layer="layout" draw:type="curve" svg:x1="11cm" svg:y1="10.2cm" svg:x2="12.4cm" svg:y2="12.3cm" draw:start-shape="id3" draw:start-glue-point="2" draw:end-shape="id7" draw:end-glue-point="0" svg:d="M11000 10200c0 1575 1400 525 1400 2100" svg:viewBox="0 0 1401 2101">
          <text:p/>
        </draw:connector>
        <draw:custom-shape draw:style-name="gr9" draw:text-style-name="P4" xml:id="id8" draw:id="id8" draw:layer="layout" svg:width="5.2cm" svg:height="3.3cm" svg:x="5.8cm" svg:y="16.9cm">
          <text:p text:style-name="P1">Recherche d’un</text:p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5.2cm" svg:height="3.3cm" svg:x="13.2cm" svg:y="16.9cm">
          <text:p text:style-name="P1">Affichage des</text:p>
          <text:p text:style-name="P1">interactions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2.4cm" svg:y1="15.6cm" svg:x2="8.4cm" svg:y2="16.9cm" draw:start-shape="id7" draw:start-glue-point="2" draw:end-shape="id8" draw:end-glue-point="0" svg:d="M12400 15600c0 975-4000 325-4000 1300" svg:viewBox="0 0 4001 1301">
          <text:p/>
        </draw:connector>
        <draw:connector draw:style-name="gr5" draw:text-style-name="P5" draw:layer="layout" draw:type="curve" svg:x1="12.4cm" svg:y1="15.6cm" svg:x2="15.8cm" svg:y2="16.9cm" draw:start-shape="id7" draw:start-glue-point="2" draw:end-shape="id9" svg:d="M12400 15600c0 975 3400 325 3400 1300" svg:viewBox="0 0 3401 1301">
          <text:p/>
        </draw:connector>
        <draw:connector draw:style-name="gr11" draw:text-style-name="P5" draw:layer="layout" draw:type="curve" svg:x1="20.2cm" svg:y1="8.55cm" svg:x2="17.6cm" svg:y2="2.85cm" draw:start-shape="id4" draw:end-shape="id1" draw:end-glue-point="1" svg:d="M20200 8550c829 0 2129-5700-2600-5700" svg:viewBox="0 0 3415 5701">
          <text:p/>
        </draw:connector>
        <draw:frame draw:style-name="gr6" draw:text-style-name="P8" draw:layer="layout" svg:width="6.065cm" svg:height="0.962cm" svg:x="17.735cm" svg:y="4.8cm">
          <draw:text-box>
            <text:p text:style-name="P7">Contact sélectionné</text:p>
          </draw:text-box>
        </draw:frame>
        <draw:line draw:style-name="gr12" draw:text-style-name="P5" draw:layer="layout" svg:x1="9.2cm" svg:y1="0.5cm" svg:x2="12.5cm" svg:y2="0.5cm">
          <text:p/>
        </draw:line>
        <draw:frame draw:style-name="gr6" draw:text-style-name="P8" draw:layer="layout" svg:width="7.136cm" svg:height="0.962cm" svg:x="12.6cm" svg:y="0.1cm">
          <draw:text-box>
            <text:p text:style-name="P7"><text:span text:style-name="T1">Transfert d’informations</text:span></text:p>
          </draw:text-box>
        </draw:frame>
        <draw:connector draw:style-name="gr12" draw:text-style-name="P5" draw:layer="layout" draw:type="curve" svg:x1="12.4cm" svg:y1="2.85cm" svg:x2="11cm" svg:y2="6.9cm" draw:start-shape="id1" draw:start-glue-point="3" draw:end-shape="id3" draw:end-glue-point="0" svg:d="M12400 2850c-934 0-1400 1350-1400 4050" svg:viewBox="0 0 1401 4051">
          <text:p/>
        </draw:connector>
        <draw:connector draw:style-name="gr12" draw:text-style-name="P5" draw:layer="layout" draw:type="curve" draw:line-skew="1.25cm" svg:x1="17.6cm" svg:y1="2.85cm" svg:x2="21.9cm" svg:y2="8.55cm" draw:start-shape="id1" draw:start-glue-point="1" draw:end-shape="id5" svg:d="M17600 2850c5100 0 2950 5700 4300 5700" svg:viewBox="0 0 4301 5701">
          <text:p/>
        </draw:connector>
        <draw:connector draw:style-name="gr12" draw:text-style-name="P5" draw:layer="layout" draw:type="curve" svg:x1="8.4cm" svg:y1="8.55cm" svg:x2="6cm" svg:y2="12.3cm" draw:start-shape="id3" draw:start-glue-point="3" draw:end-shape="id6" draw:end-glue-point="0" svg:d="M8400 8550c-1600 0-2400 1250-2400 3750" svg:viewBox="0 0 2401 3751">
          <text:p/>
        </draw:connector>
        <draw:connector draw:style-name="gr12" draw:text-style-name="P5" draw:layer="layout" draw:type="curve" svg:x1="11cm" svg:y1="18.55cm" svg:x2="12.4cm" svg:y2="15.6cm" draw:start-shape="id8" draw:start-glue-point="1" draw:end-shape="id7" draw:end-glue-point="2" svg:d="M11000 18550c934 0 1400-983 1400-2950" svg:viewBox="0 0 1401 2951">
          <text:p/>
        </draw:connector>
        <draw:connector draw:style-name="gr12" draw:text-style-name="P5" draw:layer="layout" draw:type="curve" svg:x1="12.4cm" svg:y1="15.6cm" svg:x2="13.2cm" svg:y2="18.55cm" draw:start-shape="id7" draw:start-glue-point="2" draw:end-shape="id9" draw:end-glue-point="3" svg:d="M12400 15600c0 1967 266 2950 800 2950" svg:viewBox="0 0 801 2951">
          <text:p/>
        </draw:connector>
        <draw:connector draw:style-name="gr12" draw:text-style-name="P5" draw:layer="layout" draw:type="curve" svg:x1="18.4cm" svg:y1="18.55cm" svg:x2="15cm" svg:y2="13.95cm" draw:start-shape="id9" draw:start-glue-point="1" draw:end-shape="id7" svg:d="M18400 18550c829 0 2529-4600-3400-4600" svg:viewBox="0 0 4278 4601">
          <text:p/>
        </draw:connector>
        <draw:frame draw:style-name="gr6" draw:text-style-name="P8" draw:layer="layout" svg:width="6.065cm" svg:height="0.962cm" svg:x="6.5cm" svg:y="4.538cm">
          <draw:text-box>
            <text:p text:style-name="P7">Contact sélectionné</text:p>
          </draw:text-box>
        </draw:frame>
        <draw:frame draw:style-name="gr6" draw:text-style-name="P8" draw:layer="layout" svg:width="6.065cm" svg:height="0.962cm" svg:x="-0.065cm" svg:y="10.738cm">
          <draw:text-box>
            <text:p text:style-name="P7">Contact sélectionné</text:p>
          </draw:text-box>
        </draw:frame>
        <draw:frame draw:style-name="gr6" draw:text-style-name="P8" draw:layer="layout" svg:width="6.352cm" svg:height="1.673cm" svg:x="19.335cm" svg:y="15.338cm">
          <draw:text-box>
            <text:p text:style-name="P7">Interaction existante </text:p>
            <text:p text:style-name="P7">sélectionnée</text:p>
          </draw:text-box>
        </draw:frame>
        <draw:frame draw:style-name="gr6" draw:text-style-name="P8" draw:layer="layout" svg:width="6.065cm" svg:height="0.962cm" svg:x="9.2cm" svg:y="20.038cm">
          <draw:text-box>
            <text:p text:style-name="P7">Contact sélectionné</text:p>
          </draw:text-box>
        </draw:frame>
        <draw:connector draw:style-name="gr12" draw:text-style-name="P5" draw:layer="layout" draw:type="curve" svg:x1="1.5cm" svg:y1="8.55cm" svg:x2="12.4cm" svg:y2="2.85cm" draw:start-shape="id2" draw:start-glue-point="3" draw:end-shape="id1" draw:end-glue-point="3" svg:d="M1500 8550c-829 0-6279-5700 10900-5700" svg:viewBox="0 0 12373 5701">
          <text:p/>
        </draw:connector>
        <draw:frame draw:style-name="gr6" draw:text-style-name="P8" draw:layer="layout" svg:width="7.512cm" svg:height="1.673cm" svg:x="0.5cm" svg:y="2.2cm">
          <draw:text-box>
            <text:p text:style-name="P7">Contact créé qui devient </text:p>
            <text:p text:style-name="P7">sélectionné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2T14:42:11.976000000</meta:creation-date>
    <dc:date>2021-12-02T15:05:25.954000000</dc:date>
    <meta:editing-duration>PT1M53S</meta:editing-duration>
    <meta:editing-cycles>1</meta:editing-cycles>
    <meta:document-statistic meta:object-count="35"/>
    <meta:generator>LibreOffice/6.3.4.2$Windows_X86_64 LibreOffice_project/60da17e045e08f1793c57c00ba83cdfce946d0aa</meta:generator>
  </office:meta>
</office:document-meta>
</file>